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color="#c9211e" fo:font-weight="bold" officeooo:rsid="00153084" officeooo:paragraph-rsid="00153084" style:font-weight-asian="bold" style:font-weight-complex="bold"/>
    </style:style>
    <style:style style:name="P2" style:family="paragraph" style:parent-style-name="Standard" style:list-style-name="L1">
      <style:paragraph-properties fo:text-align="start" style:justify-single-word="false"/>
      <style:text-properties style:use-window-font-color="true" fo:font-weight="bold" officeooo:rsid="00153084" officeooo:paragraph-rsid="00153084" style:font-weight-asian="bold" style:font-weight-complex="bold"/>
    </style:style>
    <style:style style:name="P3" style:family="paragraph" style:parent-style-name="Standard" style:list-style-name="L2">
      <style:paragraph-properties fo:text-align="start" style:justify-single-word="false"/>
      <style:text-properties style:use-window-font-color="true" fo:font-weight="bold" officeooo:rsid="00153084" officeooo:paragraph-rsid="00153084" style:font-weight-asian="bold" style:font-weight-complex="bold"/>
    </style:style>
    <style:style style:name="P4" style:family="paragraph" style:parent-style-name="Standard">
      <style:paragraph-properties fo:text-align="start" style:justify-single-word="false"/>
      <style:text-properties style:use-window-font-color="true" fo:font-weight="normal" officeooo:rsid="00153084" officeooo:paragraph-rsid="00153084" style:font-weight-asian="normal" style:font-weight-complex="normal"/>
    </style:style>
    <style:style style:name="P5" style:family="paragraph" style:parent-style-name="Standard" style:list-style-name="L1">
      <style:paragraph-properties fo:text-align="start" style:justify-single-word="false"/>
      <style:text-properties style:use-window-font-color="true" fo:font-weight="normal" officeooo:rsid="00153084" officeooo:paragraph-rsid="00153084" style:font-weight-asian="normal" style:font-weight-complex="normal"/>
    </style:style>
    <style:style style:name="P6" style:family="paragraph" style:parent-style-name="Standard" style:list-style-name="L2">
      <style:paragraph-properties fo:text-align="start" style:justify-single-word="false"/>
      <style:text-properties officeooo:paragraph-rsid="00153084"/>
    </style:style>
    <style:style style:name="P7" style:family="paragraph" style:parent-style-name="Standard">
      <style:paragraph-properties fo:text-align="start" style:justify-single-word="false"/>
      <style:text-properties officeooo:paragraph-rsid="00153084"/>
    </style:style>
    <style:style style:name="P8" style:family="paragraph" style:parent-style-name="Standard" style:list-style-name="L4">
      <style:paragraph-properties fo:text-align="start" style:justify-single-word="false"/>
      <style:text-properties officeooo:paragraph-rsid="00161052"/>
    </style:style>
    <style:style style:name="P9" style:family="paragraph" style:parent-style-name="Standard" style:list-style-name="L3">
      <style:paragraph-properties fo:text-align="start" style:justify-single-word="false"/>
      <style:text-properties officeooo:rsid="00161052" officeooo:paragraph-rsid="00161052"/>
    </style:style>
    <style:style style:name="P10" style:family="paragraph" style:parent-style-name="Standard">
      <style:paragraph-properties fo:text-align="start" style:justify-single-word="false"/>
      <style:text-properties officeooo:rsid="00161052" officeooo:paragraph-rsid="00161052"/>
    </style:style>
    <style:style style:name="P11" style:family="paragraph" style:parent-style-name="Standard" style:list-style-name="L3">
      <style:paragraph-properties fo:text-align="start" style:justify-single-word="false"/>
      <style:text-properties fo:font-weight="bold" officeooo:rsid="00161052" officeooo:paragraph-rsid="00161052" style:font-weight-asian="bold" style:font-weight-complex="bold"/>
    </style:style>
    <style:style style:name="P12" style:family="paragraph" style:parent-style-name="Standard" style:list-style-name="L4">
      <style:paragraph-properties fo:text-align="start" style:justify-single-word="false"/>
      <style:text-properties fo:font-weight="bold" officeooo:rsid="00161052" officeooo:paragraph-rsid="00161052" style:font-weight-asian="bold" style:font-weight-complex="bold"/>
    </style:style>
    <style:style style:name="T1" style:family="text">
      <style:text-properties style:use-window-font-color="true"/>
    </style:style>
    <style:style style:name="T2" style:family="text">
      <style:text-properties style:use-window-font-color="true" fo:font-weight="normal" style:font-weight-asian="normal" style:font-weight-complex="normal"/>
    </style:style>
    <style:style style:name="T3" style:family="text">
      <style:text-properties style:use-window-font-color="true" fo:font-weight="normal" officeooo:rsid="00153084" style:font-weight-asian="normal" style:font-weight-complex="normal"/>
    </style:style>
    <style:style style:name="T4" style:family="text">
      <style:text-properties style:use-window-font-color="true" fo:font-weight="normal" officeooo:rsid="00161052" style:font-weight-asian="normal" style:font-weight-complex="normal"/>
    </style:style>
    <style:style style:name="T5" style:family="text">
      <style:text-properties style:use-window-font-color="true" officeooo:rsid="00153084"/>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pring Framework</text:p>
      <text:p text:style-name="P1"/>
      <text:list xml:id="list744521273" text:style-name="L1">
        <text:list-item>
          <text:p text:style-name="P2">Overview</text:p>
          <text:list>
            <text:list-item>
              <text:p text:style-name="P5">The Spring Framework is an open-source application framework for Java. The framework is designed to help developers build robust, scalable, and maintainable applications by providing a wide range of features and functionalities. <text:s/>The Spring Framework is based on the principles of dependency injection (DI) and aspect-oriented programming (AOP). Dependency injection is a technique for decoupling components in an application by providing them with the dependencies they need through constructor injection, setter injection, or method injection. AOP is a technique for modularizing cross-cutting concerns such as logging, transaction management, and security into reusable modules.</text:p>
            </text:list-item>
          </text:list>
        </text:list-item>
      </text:list>
      <text:p text:style-name="P4"/>
      <text:list xml:id="list3887561365" text:style-name="L2">
        <text:list-item>
          <text:p text:style-name="P3">Dependency Injection</text:p>
          <text:list>
            <text:list-item>
              <text:p text:style-name="P6"><text:span text:style-name="T3">Dependency Injection (DI) is a technique used in software engineering to create loosely coupled and modular code. In a traditional object-oriented programming approach, objects create and manage their own dependencies or collaborators. This creates tight coupling between the objects, making it difficult to maintain and test the code. <text:s/></text:span></text:p>
            </text:list-item>
            <text:list-item>
              <text:p text:style-name="P6"><text:span text:style-name="T3">Dependency Injection, on the other hand, is a technique where an object's dependencies are provided to it by an external entity, usually a framework or a container. This external entity is responsible for creating the object and injecting its dependencies, hence the name Dependency Injection.</text:span></text:p>
            </text:list-item>
            <text:list-item>
              <text:p text:style-name="P6"><text:span text:style-name="T3"><text:s/>There are three types of Dependency Injection: <text:s text:c="5"/></text:span></text:p>
              <text:list>
                <text:list-item>
                  <text:p text:style-name="P6"><text:span text:style-name="T3">Constructor Injection: The dependencies are injected through a constructor. The IoC container creates an instance of the object by calling its constructor with the required dependencies. <text:s text:c="5"/></text:span></text:p>
                </text:list-item>
                <text:list-item>
                  <text:p text:style-name="P6"><text:span text:style-name="T3">Setter Injection: The dependencies are injected through a setter method. The IoC container creates an instance of the object and then calls its setter methods to inject the dependencies. <text:s text:c="5"/></text:span></text:p>
                </text:list-item>
                <text:list-item>
                  <text:p text:style-name="P6"><text:span text:style-name="T3">Method Injection: The dependencies are injected through a method. The IoC container creates an instance of the object and then calls a special method to inject the dependencies.</text:span></text:p>
                </text:list-item>
              </text:list>
            </text:list-item>
          </text:list>
        </text:list-item>
      </text:list>
      <text:p text:style-name="P7"><text:span text:style-name="T3"/></text:p>
      <text:list xml:id="list3814288364" text:style-name="L3">
        <text:list-item>
          <text:p text:style-name="P11"><text:span text:style-name="T5">S</text:span><text:span text:style-name="T1">pring Modules</text:span></text:p>
          <text:list>
            <text:list-item>
              <text:p text:style-name="P9"><text:span text:style-name="T2">Core Container: This provides the fundamental components, including the Inversion of Control (IoC) container, which manages object creation and provides dependency injection, and the Spring Expression Language (SpEL), which is a powerful expression language for querying and manipulating objects. <text:s text:c="5"/></text:span></text:p>
            </text:list-item>
            <text:list-item>
              <text:p text:style-name="P9"><text:span text:style-name="T2">Data Access/Integration: This module provides integration with various data sources, including databases, NoSQL data stores, and message brokers. It includes the JDBC abstraction layer, which provides a simplified API for working with relational databases, and the Object-Relational Mapping (ORM) support, which includes the Java Persistence API (JPA) and Hibernate integration. <text:s text:c="5"/></text:span></text:p>
            </text:list-item>
            <text:list-item>
              <text:p text:style-name="P9"><text:span text:style-name="T2">Web: This module provides the necessary components for building web applications, including the Spring MVC (Model-View-Controller) framework, which is a powerful and flexible web framework, and Spring WebFlux, which is a reactive web framework. <text:s text:c="5"/></text:span></text:p>
            </text:list-item>
            <text:list-item>
              <text:p text:style-name="P9"><text:span text:style-name="T2">AOP and Instrumentation: This module provides support for Aspect-Oriented Programming (AOP), which is a programming paradigm that allows developers to modularize cross-cutting concerns, such as security, logging, and transaction management. The module also provides support for instrumentation, which is the ability to modify or augment the behavior of a running application. <text:s text:c="5"/></text:span></text:p>
            </text:list-item>
            <text:list-item>
              <text:p text:style-name="P9"><text:soft-page-break/><text:span text:style-name="T2">Test: This module provides support for testing Spring applications, including the Spring TestContext Framework, which is a powerful and flexible testing framework that provides integration with popular testing frameworks like JUnit and TestNG. <text:s text:c="5"/></text:span></text:p>
            </text:list-item>
            <text:list-item>
              <text:p text:style-name="P9"><text:span text:style-name="T2">Messaging: This module provides support for building messaging applications, including the Spring Integration framework, which provides a powerful and flexible framework for building enterprise integration solutions. <text:s text:c="5"/></text:span></text:p>
            </text:list-item>
            <text:list-item>
              <text:p text:style-name="P9"><text:span text:style-name="T2">Security: This module provides support for securing Spring applications, including authentication, authorization, and encryption. It includes the Spring Security framework, which is a powerful and flexible security framework that provides integration with popular security protocols and frameworks like OAuth2, OpenID Connect, and SAML.</text:span></text:p>
            </text:list-item>
          </text:list>
        </text:list-item>
      </text:list>
      <text:p text:style-name="P10"><text:span text:style-name="T2"/></text:p>
      <text:list xml:id="list3471608750" text:style-name="L4">
        <text:list-item>
          <text:p text:style-name="P12"><text:span text:style-name="T1">Inversion Of Control</text:span></text:p>
          <text:list>
            <text:list-item>
              <text:p text:style-name="P8"><text:span text:style-name="T4">The IoC container is responsible for managing the lifecycle of objects and for providing dependency injection, which is the process of injecting dependencies (e.g. other objects or resources) into a target object. The IoC container makes it easier to manage object dependencies and helps to reduce coupling between objects. <text:s/></text:span></text:p>
            </text:list-item>
            <text:list-item>
              <text:p text:style-name="P8"><text:span text:style-name="T4">The Spring IoC container is a powerful and flexible implementation of the IoC pattern. It manages objects known as beans, which are objects that are instantiated, assembled, and otherwise managed by the container. Beans can be defined in XML configuration files or in Java code, and the container is responsible for instantiating and managing these beans. The container creates objects by either instantiating them directly or by calling a factory method to create them. Once the object is created, the container sets any necessary properties or dependencies on the object. This can be done through constructor injection or property injection. </text:span></text:p>
            </text:list-item>
            <text:list-item>
              <text:p text:style-name="P8"><text:span text:style-name="T4">Constructor injection involves passing dependencies through the object's constructor, while property injection involves setting the object's properties after it has been created. <text:s/>The container can also manage the lifecycle of objects by calling initialization and destruction methods. Initialization methods are called after the object has been created and all dependencies have been set. Destruction methods are called when the object is no longer needed.</text:span></text:p>
            </text:list-item>
          </text:list>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4-10T15:49:30.472599758</meta:creation-date>
    <dc:date>2023-04-10T18:27:48.743125856</dc:date>
    <meta:editing-duration>PT1H56M57S</meta:editing-duration>
    <meta:editing-cycles>1</meta:editing-cycles>
    <meta:document-statistic meta:table-count="0" meta:image-count="0" meta:object-count="0" meta:page-count="2" meta:paragraph-count="22" meta:word-count="796" meta:character-count="5574" meta:non-whitespace-character-count="4759"/>
    <meta:generator>LibreOffice/6.4.7.2$Linux_X86_64 LibreOffice_project/40$Build-2</meta:generator>
  </office:meta>
</office:document-meta>
</file>